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6cm" fo:min-width="0cm"/>
    </style:style>
    <style:style style:name="gr9" style:family="graphic" style:parent-style-name="standard">
      <style:graphic-properties draw:fill-color="#ff6600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Dashed_20__28_var_29_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082cm" svg:height="13.716cm" svg:x="3.556cm" svg:y="5.02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874cm" svg:y1="20.012cm" svg:x2="10.414cm" svg:y2="18.742cm">
          <text:p/>
        </draw:line>
        <draw:frame draw:style-name="gr3" draw:layer="layout" svg:width="7.366cm" svg:height="0.962cm" svg:x="5.842cm" svg:y="19.558cm">
          <draw:text-box>
            <text:p>Table</text:p>
          </draw:text-box>
        </draw:frame>
        <draw:custom-shape draw:style-name="gr4" draw:text-style-name="P1" draw:layer="layout" svg:width="0.762cm" svg:height="0.762cm" svg:x="3.556cm" svg:y="17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19.304cm" svg:height="11.43cm" svg:x="4.318cm" svg:y="6.0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7.697cm" svg:height="10.366cm" svg:x="5.121cm" svg:y="6.6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" draw:text-style-name="P1" draw:layer="layout" svg:x1="2.032cm" svg:y1="19.812cm" svg:x2="3.81cm" svg:y2="18.488cm">
          <text:p/>
        </draw:line>
        <draw:frame draw:style-name="gr7" draw:layer="layout" svg:width="3.851cm" svg:height="0.962cm" svg:x="0cm" svg:y="19.812cm">
          <draw:text-box>
            <text:p>Origin: (0,0)</text:p>
          </draw:text-box>
        </draw:frame>
        <draw:line draw:style-name="gr2" draw:text-style-name="P1" draw:layer="layout" svg:x1="20.32cm" svg:y1="19.812cm" svg:x2="18.796cm" svg:y2="17.472cm">
          <text:p/>
        </draw:line>
        <draw:frame draw:style-name="gr8" draw:layer="layout" svg:width="2.064cm" svg:height="1.416cm" svg:x="19.812cm" svg:y="19.812cm">
          <draw:text-box>
            <text:p>Track</text:p>
          </draw:text-box>
        </draw:frame>
        <draw:custom-shape draw:style-name="gr9" draw:text-style-name="P1" draw:layer="layout" svg:width="0.762cm" svg:height="0.762cm" svg:x="13.208cm" svg:y="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778cm" svg:y1="8.836cm" svg:x2="13.716cm" svg:y2="6.687cm">
          <text:p/>
        </draw:line>
        <draw:frame draw:style-name="gr3" draw:layer="layout" svg:width="4.318cm" svg:height="2.384cm" svg:x="0cm" svg:y="8.836cm">
          <draw:text-box>
            <text:p>RFID Tag,</text:p>
            <text:p>Coordinate</text:p>
            <text:p>= (4, 10)</text:p>
          </draw:text-box>
        </draw:frame>
        <draw:g>
          <draw:line draw:style-name="gr10" draw:text-style-name="P1" draw:layer="layout" svg:x1="25.146cm" svg:y1="6.55cm" svg:x2="28cm" svg:y2="6.55cm">
            <text:p/>
          </draw:line>
          <draw:line draw:style-name="gr10" draw:text-style-name="P1" draw:layer="layout" svg:x1="24.892cm" svg:y1="18.742cm" svg:x2="27.746cm" svg:y2="18.742cm">
            <text:p/>
          </draw:line>
          <draw:line draw:style-name="gr11" draw:text-style-name="P1" draw:layer="layout" svg:x1="26.416cm" svg:y1="6.55cm" svg:x2="26.416cm" svg:y2="18.742cm">
            <text:p/>
          </draw:line>
        </draw:g>
        <draw:g>
          <draw:line draw:style-name="gr10" draw:text-style-name="P1" draw:layer="layout" svg:x1="3.556cm" svg:y1="5.14cm" svg:x2="3.556cm" svg:y2="2.286cm">
            <text:p/>
          </draw:line>
          <draw:line draw:style-name="gr10" draw:text-style-name="P1" draw:layer="layout" svg:x1="13.462cm" svg:y1="5.394cm" svg:x2="13.462cm" svg:y2="2.54cm">
            <text:p/>
          </draw:line>
          <draw:line draw:style-name="gr11" draw:text-style-name="P1" draw:layer="layout" svg:x1="3.556cm" svg:y1="3.87cm" svg:x2="13.462cm" svg:y2="3.87cm">
            <text:p/>
          </draw:line>
        </draw:g>
        <draw:frame draw:style-name="gr7" draw:layer="layout" svg:width="4.837cm" svg:height="0.962cm" svg:x="5.842cm" svg:y="2.794cm">
          <draw:text-box>
            <text:p>Width: 4 inches</text:p>
          </draw:text-box>
        </draw:frame>
        <draw:frame draw:style-name="gr7" draw:layer="layout" svg:width="5.396cm" svg:height="0.962cm" draw:transform="rotate (-1.5707963267949) translate (27.686cm 9.906cm)">
          <draw:text-box>
            <text:p>Height: 10 inches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ath </meta:initial-creator>
    <meta:creation-date>2015-11-19T22:15:23.675998708</meta:creation-date>
    <dc:date>2015-11-19T22:26:46.175708796</dc:date>
    <dc:creator>death </dc:creator>
    <meta:editing-duration>P0D</meta:editing-duration>
    <meta:editing-cycles>1</meta:editing-cycles>
    <meta:document-statistic meta:object-count="47"/>
    <meta:generator>LibreOffice/4.2.8.2$Linux_X86_64 LibreOffice_project/420m0$Build-2</meta:generator>
  </office:meta>
</office:document-meta>
</file>